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18.75cm" fo:min-width="27.2cm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fill-color="#00a933" draw:opacity="50%" draw:textarea-horizontal-align="justify" draw:textarea-vertical-align="middle" draw:auto-grow-height="false" fo:min-height="17.5cm" fo:min-width="13cm"/>
    </style:style>
    <style:style style:name="gr4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6" style:family="graphic" style:parent-style-name="standard">
      <style:graphic-properties draw:fill-color="#fff5ce" draw:opacity="50%" draw:textarea-horizontal-align="justify" draw:textarea-vertical-align="middle" draw:auto-grow-height="false" fo:min-height="16.25cm" fo:min-width="5.75cm"/>
    </style:style>
    <style:style style:name="gr7" style:family="graphic" style:parent-style-name="standard">
      <style:graphic-properties draw:stroke="none" svg:stroke-color="#000000" draw:fill="none" draw:fill-color="#ffffff" fo:min-height="0.46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9" style:family="graphic" style:parent-style-name="standard">
      <style:graphic-properties draw:fill-color="#fff5ce" draw:opacity="50%" draw:textarea-horizontal-align="justify" draw:textarea-vertical-align="middle" draw:auto-grow-height="false" fo:min-height="8.5cm" fo:min-width="5.75cm"/>
    </style:style>
    <style:style style:name="gr10" style:family="graphic" style:parent-style-name="standard">
      <style:graphic-properties draw:fill-color="#fff5ce" draw:opacity="50%" draw:textarea-horizontal-align="justify" draw:textarea-vertical-align="middle" draw:auto-grow-height="false" fo:min-height="7.25cm" fo:min-width="5.75cm"/>
    </style:style>
    <style:style style:name="gr11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7.25cm" fo:min-width="5.25cm"/>
    </style:style>
    <style:style style:name="gr13" style:family="graphic" style:parent-style-name="standard">
      <style:graphic-properties draw:fill-color="#cccccc" draw:opacity="50%" draw:textarea-horizontal-align="justify" draw:textarea-vertical-align="middle" draw:auto-grow-height="false" fo:min-height="1.5cm" fo:min-width="5.25cm"/>
    </style:style>
    <style:style style:name="gr14" style:family="graphic" style:parent-style-name="standard">
      <style:graphic-properties draw:fill-color="#cccccc" draw:opacity="50%" draw:textarea-horizontal-align="justify" draw:textarea-vertical-align="middle" draw:auto-grow-height="false" fo:min-height="1.5cm" fo:min-width="4.75cm"/>
    </style:style>
    <style:style style:name="gr15" style:family="graphic" style:parent-style-name="standard">
      <style:graphic-properties draw:textarea-horizontal-align="justify" draw:textarea-vertical-align="middle" draw:auto-grow-height="false" fo:min-height="6cm" fo:min-width="5.25cm"/>
    </style:style>
    <style:style style:name="gr16" style:family="graphic" style:parent-style-name="standard">
      <style:graphic-properties draw:fill-color="#cccccc" draw:opacity="50%" draw:textarea-horizontal-align="justify" draw:textarea-vertical-align="middle" draw:auto-grow-height="false" fo:min-height="5cm" fo:min-width="4.75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style:text-properties fo:font-weight="bold"/>
    </style:style>
    <style:style style:name="P3" style:family="paragraph">
      <loext:graphic-properties draw:fill="none" draw:fill-color="#ffffff"/>
      <style:text-properties fo:font-weight="bold"/>
    </style:style>
    <style:style style:name="P4" style:family="paragraph">
      <loext:graphic-properties draw:fill-color="#00a933" draw:opacity="50%"/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fff5ce" draw:opacity="50%"/>
      <style:paragraph-properties fo:text-align="center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loext:graphic-properties draw:fill-color="#cccccc" draw:opacity="50%"/>
      <style:paragraph-properties fo:text-align="center"/>
    </style:style>
    <style:style style:name="P12" style:family="paragraph">
      <style:text-properties fo:font-size="12pt"/>
    </style:style>
    <style:style style:name="P13" style:family="paragraph">
      <loext:graphic-properties draw:fill="none" draw:fill-color="#ffffff"/>
      <style:text-properties fo:font-size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7.7cm" svg:height="1cm" svg:x="1cm" svg:y="1cm">
          <draw:text-box>
            <text:p text:style-name="P2">tk.TK</text:p>
          </draw:text-box>
        </draw:frame>
        <draw:custom-shape draw:style-name="gr3" draw:text-style-name="P4" draw:layer="layout" svg:width="13.5cm" svg:height="17.75cm" svg:x="1.25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5cm" svg:height="17.75cm" svg:x="15cm" svg:y="2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3.5cm" svg:height="0.878cm" svg:x="1.25cm" svg:y="2cm">
          <draw:text-box>
            <text:p text:style-name="P5"><text:span text:style-name="T1">frm_config</text:span></text:p>
          </draw:text-box>
        </draw:frame>
        <draw:frame draw:style-name="gr5" draw:text-style-name="P6" draw:layer="layout" svg:width="13.5cm" svg:height="0.878cm" svg:x="15cm" svg:y="2cm">
          <draw:text-box>
            <text:p text:style-name="P5"><text:span text:style-name="T1">frm_image</text:span></text:p>
          </draw:text-box>
        </draw:frame>
        <draw:custom-shape draw:style-name="gr6" draw:text-style-name="P7" draw:layer="layout" svg:width="6.25cm" svg:height="16.5cm" svg:x="15.25cm" svg:y="3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6.25cm" svg:height="0.806cm" svg:x="15.25cm" svg:y="3.038cm">
          <draw:text-box>
            <text:p text:style-name="P8"><text:span text:style-name="T2">frm_image_list</text:span></text:p>
          </draw:text-box>
        </draw:frame>
        <draw:custom-shape draw:style-name="gr6" draw:text-style-name="P7" draw:layer="layout" svg:width="6.25cm" svg:height="16.5cm" svg:x="22cm" svg:y="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25cm" svg:height="0.878cm" svg:x="22cm" svg:y="3cm">
          <draw:text-box>
            <text:p text:style-name="P8"><text:span text:style-name="T2">lbl_image</text:span></text:p>
          </draw:text-box>
        </draw:frame>
        <draw:custom-shape draw:style-name="gr6" draw:text-style-name="P7" draw:layer="layout" svg:width="6.25cm" svg:height="16.5cm" svg:x="1.5cm" svg:y="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6.25cm" svg:height="8.75cm" svg:x="8.25cm" svg:y="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6.25cm" svg:height="7.5cm" svg:x="8.25cm" svg:y="12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6.25cm" svg:height="0.806cm" svg:x="1.5cm" svg:y="3.038cm">
          <draw:text-box>
            <text:p text:style-name="P8"><text:span text:style-name="T2">frm_available_commands</text:span></text:p>
          </draw:text-box>
        </draw:frame>
        <draw:frame draw:style-name="gr7" draw:text-style-name="P9" draw:layer="layout" svg:width="6.25cm" svg:height="0.806cm" svg:x="8.25cm" svg:y="3cm">
          <draw:text-box>
            <text:p text:style-name="P8"><text:span text:style-name="T2">frm_commands</text:span></text:p>
          </draw:text-box>
        </draw:frame>
        <draw:frame draw:style-name="gr7" draw:text-style-name="P9" draw:layer="layout" svg:width="6.25cm" svg:height="0.806cm" svg:x="8.25cm" svg:y="12cm">
          <draw:text-box>
            <text:p text:style-name="P8"><text:span text:style-name="T2">frm_setting</text:span></text:p>
          </draw:text-box>
        </draw:frame>
        <draw:custom-shape draw:style-name="gr12" draw:text-style-name="P10" draw:layer="layout" svg:width="5.75cm" svg:height="7.5cm" svg:x="15.5cm" svg:y="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5.75cm" svg:height="1.75cm" svg:x="1.75cm" svg:y="4cm">
          <text:p/>
          <draw:enhanced-geometry svg:viewBox="0 0 21600 21600" draw:type="rectangle" draw:enhanced-path="M 0 0 L 21600 0 21600 21600 0 21600 0 0 Z N"/>
        </draw:custom-shape>
        <draw:frame draw:style-name="gr4" draw:text-style-name="P13" draw:layer="layout" svg:width="5.75cm" svg:height="0.725cm" svg:x="1.75cm" svg:y="4cm">
          <draw:text-box>
            <text:p text:style-name="P12">frm_row</text:p>
          </draw:text-box>
        </draw:frame>
        <draw:custom-shape draw:style-name="gr12" draw:text-style-name="P10" draw:layer="layout" svg:width="5.75cm" svg:height="7.5cm" svg:x="8.5cm" svg:y="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5.25cm" svg:height="1.75cm" svg:x="8.75cm" svg:y="4.75cm">
          <text:p/>
          <draw:enhanced-geometry svg:viewBox="0 0 21600 21600" draw:type="rectangle" draw:enhanced-path="M 0 0 L 21600 0 21600 21600 0 21600 0 0 Z N"/>
        </draw:custom-shape>
        <draw:frame draw:style-name="gr4" draw:text-style-name="P13" draw:layer="layout" svg:width="5.75cm" svg:height="0.725cm" svg:x="8.5cm" svg:y="4.025cm">
          <draw:text-box>
            <text:p text:style-name="P12"><text:span text:style-name="T3">command_row_list (dict)</text:span></text:p>
          </draw:text-box>
        </draw:frame>
        <draw:frame draw:style-name="gr4" draw:text-style-name="P13" draw:layer="layout" svg:width="5.75cm" svg:height="0.725cm" svg:x="15.5cm" svg:y="4.025cm">
          <draw:text-box>
            <text:p text:style-name="P12"><text:span text:style-name="T3">image_row_list (dict)</text:span></text:p>
          </draw:text-box>
        </draw:frame>
        <draw:custom-shape draw:style-name="gr15" draw:text-style-name="P10" draw:layer="layout" svg:width="5.75cm" svg:height="6.25cm" svg:x="8.5cm" svg:y="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5.25cm" svg:height="5.25cm" svg:x="8.75cm" svg:y="13.75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5.25cm" svg:height="0.725cm" svg:x="8.75cm" svg:y="13.775cm">
          <draw:text-box>
            <text:p text:style-name="P12">Class(tk.Frame)</text:p>
          </draw:text-box>
        </draw:frame>
        <draw:frame draw:style-name="gr4" draw:text-style-name="P13" draw:layer="layout" svg:width="5.75cm" svg:height="0.725cm" svg:x="8.5cm" svg:y="13.025cm">
          <draw:text-box>
            <text:p text:style-name="P12"><text:span text:style-name="T3">command_object_list</text:span></text:p>
          </draw:text-box>
        </draw:frame>
        <draw:frame draw:style-name="gr11" draw:text-style-name="P13" draw:layer="layout" svg:width="5.25cm" svg:height="0.725cm" svg:x="8.75cm" svg:y="4.775cm">
          <draw:text-box>
            <text:p text:style-name="P12">frm_row</text:p>
          </draw:text-box>
        </draw:frame>
        <draw:custom-shape draw:style-name="gr14" draw:text-style-name="P11" draw:layer="layout" svg:width="5.25cm" svg:height="1.75cm" svg:x="15.75cm" svg:y="4.75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5.25cm" svg:height="0.725cm" svg:x="15.75cm" svg:y="4.775cm">
          <draw:text-box>
            <text:p text:style-name="P12">frm_row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1T08:36:43.337231883</meta:creation-date>
    <meta:generator>LibreOffice/7.3.7.2$Linux_X86_64 LibreOffice_project/30$Build-2</meta:generator>
    <dc:date>2023-04-21T09:27:00.629611010</dc:date>
    <meta:editing-duration>PT50M11S</meta:editing-duration>
    <meta:editing-cycles>14</meta:editing-cycles>
    <meta:document-statistic meta:object-count="30"/>
  </office:meta>
</office:document-meta>
</file>